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1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1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2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2ar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2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2br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2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2d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2e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3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3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3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3d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E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BS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jGru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1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10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21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21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21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24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24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3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5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6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6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OR6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radar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200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200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2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2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35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5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6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7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700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AT_S8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com_traffic_sign_dir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FP2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FP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FR1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FR3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LEZ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motorway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0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0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1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3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3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4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4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5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5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1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1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1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1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7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a_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0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1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1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1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7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6b_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7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7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1d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0aP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2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3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3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3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3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9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9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9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primary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1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1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2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3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4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5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6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7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8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7_9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0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1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1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1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1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1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11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1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1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1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1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1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1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2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2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3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3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5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6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7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1_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2_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2_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2_2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2_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2_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3_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3_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2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2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2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2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3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3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3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3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3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3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4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4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4_4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2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3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4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5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5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5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5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5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5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205_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0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0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0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0_8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1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1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1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1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8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1_9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8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8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8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8d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8e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0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3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0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0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0d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0e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1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1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1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3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3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3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7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7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0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1_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1_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1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1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1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1_8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1_9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41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8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1_9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6_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6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6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6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506_9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Ruta_europe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0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0_2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0_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0_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5_1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5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5_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5_4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5_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0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0_1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0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0_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0_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1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1_1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1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1_2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1_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1_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_1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_2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_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_4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_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8_8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1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2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4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4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5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5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5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5d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7_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1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2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1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1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1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1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1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2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4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6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7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8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2_9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3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3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32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3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35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4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42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42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42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3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6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Td_N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6Ti_N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7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2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0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2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2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4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4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4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4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4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5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5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5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6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6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6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37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4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4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4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4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4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4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0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a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a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a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b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b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d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d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d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d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e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e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e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0e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2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2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3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3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3c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4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4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4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575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0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0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0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1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1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2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2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4a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64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b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b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f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8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7_9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e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1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1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1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1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1km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2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3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4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4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5km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6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7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8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00_9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1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1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2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2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3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3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35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3500_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4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42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10_5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2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40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40_10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40_1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40_2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40_3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40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40_9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51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52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53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1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8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8_9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0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1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2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3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4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5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6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7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8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990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secondary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tertiary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tp18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traffic_sign_dir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ke_layer(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QURL + "?data=node['traffic_sign:backward'='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'](bbox);out+skel;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me="#ex#&amp;nbsp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<text:s/>Backward "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sbackward("https://github.com/yopaseopor/beta_style_josm/raw/master/traffic_signs_EUR/ES/</text:p>
          </table:table-cell>
          <table:table-cell office:value-type="string" calcext:value-type="string">
            <text:p>ES_trunk.png</text:p>
          </table:table-cell>
          <table:table-cell office:value-type="string" calcext:value-type="string">
            <text:p>"),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),</text:p>
          </table:table-cell>
          <table:table-cell table:number-columns-repeated="2"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1:00:30.699000000</meta:creation-date>
    <dc:date>2019-03-25T01:09:47.945000000</dc:date>
    <meta:editing-duration>PT9M28S</meta:editing-duration>
    <meta:editing-cycles>1</meta:editing-cycles>
    <meta:generator>LibreOffice/6.1.4.2$Windows_x86 LibreOffice_project/9d0f32d1f0b509096fd65e0d4bec26ddd1938fd3</meta:generator>
    <meta:document-statistic meta:table-count="1" meta:cell-count="14217" meta:object-count="0"/>
  </office:meta>
</office:document-meta>
</file>